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e300" draw:stroke="none" fo:margin="1.000000000000000pt" style:wrap="biggest" style:wrap-dynamic-threshold="0.000000000000000pt" svg:fill-rule="evenodd"/>
    </style:style>
    <style:style style:name="gr3" style:family="graphic">
      <style:graphic-properties draw:fill="solid" draw:fill-color="#118600" draw:stroke="none" fo:margin="1.000000000000000pt" style:wrap="biggest" style:wrap-dynamic-threshold="0.000000000000000pt" svg:fill-rule="evenodd"/>
    </style:style>
    <style:style style:name="gr4" style:family="graphic">
      <style:graphic-properties draw:fill="solid" draw:fill-color="#d80000" draw:stroke="none" fo:margin="1.000000000000000pt" style:wrap="biggest" style:wrap-dynamic-threshold="0.000000000000000pt" svg:fill-rule="evenodd"/>
    </style:style>
    <style:style style:name="gr5" style:family="graphic">
      <style:graphic-properties draw:fill="solid" draw:fill-color="#ffffff"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558" draw:layer="" svg:width="149.92727200000pt" svg:height="100.00000000000pt"/>
          <draw:rect draw:style-name="gr3" draw:id="shape3" draw:name="rect555" draw:layer="" svg:width="149.92728000000pt" svg:height="20.08039840000pt" svg:x="0.00000000000pt" svg:y="40.60444320000pt"/>
          <draw:rect draw:style-name="gr3" draw:id="shape4" draw:name="rect570" draw:layer="" svg:width="149.92728000000pt" svg:height="20.08039840000pt"/>
          <draw:rect draw:style-name="gr4" draw:id="shape5" draw:name="rect554" draw:layer="" svg:width="59.86618640000pt" svg:height="60.68487520000pt"/>
          <draw:path draw:style-name="gr5" draw:id="shape6" draw:name="path567" draw:layer="" svg:width="29.19435334461pt" svg:height="28.87707560505pt" svg:x="15.38461600000pt" svg:y="14.66724880000pt" svg:viewBox="0 0 29 29" svg:d="M10.9059 10.5289C10.9059 10.3591 14.5972 0 14.5972 0L17.9529 10.3591C17.9529 10.3591 29.1944 10.6988 29.1944 10.5289C29.1944 10.3591 20.3018 17.322 20.3018 17.322C20.3018 17.322 24.4963 29.2096 24.3287 28.8699C24.1609 28.5303 14.5972 21.7373 14.5972 21.7373C14.5972 21.7373 4.8658 28.5303 5.0336 28.5303C5.20138 28.5303 8.72469 17.322 8.72469 17.322L0 10.6988Z" koffice:nodeTypes="ccccccccccc"/>
          <draw:rect draw:style-name="gr3" draw:id="shape7" draw:name="rect569" draw:layer="" svg:width="149.92728000000pt" svg:height="20.08039840000pt" svg:x="0.00000000000pt" svg:y="79.87109360000pt"/>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3:36</dc:date>
    <meta:creation-date>2011-05-22T06:10:40</meta:creation-date>
    <dc:creator>Yue Liu</dc:creator>
  </office:meta>
</office:document-meta>
</file>